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officeooo:paragraph-rsid="002135e5"/>
    </style:style>
    <style:style style:name="P7"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8" style:family="paragraph" style:parent-style-name="Standard">
      <style:text-properties style:font-name="Times" fo:font-size="12pt" fo:letter-spacing="normal" fo:font-weight="normal" officeooo:rsid="006a519e" officeooo:paragraph-rsid="007669f9" style:font-weight-asian="normal" style:font-weight-complex="normal"/>
    </style:style>
    <style:style style:name="P9"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10" style:family="paragraph" style:parent-style-name="Standard">
      <style:text-properties style:font-name="Times" fo:font-size="12pt" fo:letter-spacing="normal" fo:font-weight="normal" officeooo:rsid="006becf7" officeooo:paragraph-rsid="007669f9" style:font-weight-asian="normal" style:font-weight-complex="normal"/>
    </style:style>
    <style:style style:name="P11" style:family="paragraph" style:parent-style-name="Standard">
      <style:text-properties style:font-name="Times" fo:font-size="12pt" fo:letter-spacing="normal" officeooo:rsid="002135e5" officeooo:paragraph-rsid="002135e5"/>
    </style:style>
    <style:style style:name="P12" style:family="paragraph" style:parent-style-name="Standard">
      <style:text-properties style:font-name="Times" fo:font-size="12pt" fo:letter-spacing="normal" officeooo:rsid="006a519e" officeooo:paragraph-rsid="006a519e"/>
    </style:style>
    <style:style style:name="P13" style:family="paragraph" style:parent-style-name="Standard">
      <style:text-properties style:font-name="Times" fo:font-size="12pt" fo:letter-spacing="normal" officeooo:rsid="0068ecb8" officeooo:paragraph-rsid="0068ecb8"/>
    </style:style>
    <style:style style:name="P14" style:family="paragraph" style:parent-style-name="Standard">
      <style:text-properties style:font-name="Times" fo:font-size="12pt" fo:letter-spacing="normal" officeooo:rsid="0072a040" officeooo:paragraph-rsid="0072a040"/>
    </style:style>
    <style:style style:name="P15" style:family="paragraph" style:parent-style-name="Standard">
      <style:text-properties style:font-name="Times" fo:font-size="12pt" fo:letter-spacing="normal" officeooo:rsid="00249d6b" officeooo:paragraph-rsid="007669f9"/>
    </style:style>
    <style:style style:name="P16" style:family="paragraph" style:parent-style-name="Standard">
      <style:text-properties style:font-name="Times" fo:font-size="12pt" fo:letter-spacing="normal" officeooo:rsid="006becf7" officeooo:paragraph-rsid="006becf7"/>
    </style:style>
    <style:style style:name="P17" style:family="paragraph" style:parent-style-name="Standard">
      <style:text-properties style:font-name="Times" fo:font-size="12pt" fo:letter-spacing="normal" officeooo:rsid="0077b1f1" officeooo:paragraph-rsid="0077b1f1"/>
    </style:style>
    <style:style style:name="P18" style:family="paragraph" style:parent-style-name="Standard">
      <style:paragraph-properties fo:text-align="center" style:justify-single-word="false"/>
      <style:text-properties style:font-name="Times" fo:font-size="18pt" fo:letter-spacing="normal" fo:font-weight="bold"/>
    </style:style>
    <style:style style:name="P19" style:family="paragraph" style:parent-style-name="Standard">
      <style:text-properties style:font-name="Times" fo:font-size="14pt" fo:letter-spacing="normal" fo:font-weight="bold"/>
    </style:style>
    <style:style style:name="P20" style:family="paragraph" style:parent-style-name="Standard">
      <style:text-properties style:font-name="Times" fo:font-size="14pt" fo:letter-spacing="normal" fo:font-weight="bold" officeooo:rsid="0068ecb8" officeooo:paragraph-rsid="0068ecb8"/>
    </style:style>
    <style:style style:name="P21" style:family="paragraph" style:parent-style-name="Standard" style:list-style-name="L1">
      <style:text-properties style:font-name="Times" fo:font-size="12pt" fo:letter-spacing="normal" officeooo:rsid="0072a040" officeooo:paragraph-rsid="0072a040"/>
    </style:style>
    <style:style style:name="P22" style:family="paragraph" style:parent-style-name="Standard" style:list-style-name="L1">
      <style:text-properties style:font-name="Times" fo:font-size="12pt" fo:letter-spacing="normal" officeooo:rsid="007765c7" officeooo:paragraph-rsid="007765c7"/>
    </style:style>
    <style:style style:name="P23"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24" style:family="paragraph" style:parent-style-name="Standard" style:list-style-name="L2">
      <style:text-properties style:font-name="Times" fo:font-size="12pt" fo:letter-spacing="normal" fo:font-weight="normal" officeooo:rsid="006becf7" officeooo:paragraph-rsid="007669f9" style:font-weight-asian="normal" style:font-weight-complex="normal"/>
    </style:style>
    <style:style style:name="P25" style:family="paragraph" style:parent-style-name="Standard" style:list-style-name="L3">
      <style:text-properties style:font-name="Times" fo:font-size="12pt" fo:letter-spacing="normal" fo:font-weight="normal" officeooo:rsid="006becf7" officeooo:paragraph-rsid="006becf7" style:font-weight-asian="normal" style:font-weight-complex="normal"/>
    </style:style>
    <style:style style:name="P26" style:family="paragraph" style:parent-style-name="Standard" style:list-style-name="L4">
      <style:text-properties style:font-name="Times" fo:font-size="12pt" fo:letter-spacing="normal" fo:font-weight="normal" officeooo:rsid="006becf7" officeooo:paragraph-rsid="006becf7" style:font-weight-asian="normal" style:font-weight-complex="normal"/>
    </style:style>
    <style:style style:name="P27" style:family="paragraph" style:parent-style-name="Standard" style:list-style-name="L2">
      <style:text-properties style:font-name="Times" fo:font-size="12pt" fo:letter-spacing="normal" fo:font-weight="normal" officeooo:rsid="007669f9" officeooo:paragraph-rsid="007669f9" style:font-weight-asian="normal" style:font-weight-complex="normal"/>
    </style:style>
    <style:style style:name="P28" style:family="paragraph" style:parent-style-name="Standard" style:list-style-name="L2">
      <style:text-properties style:font-name="Times" fo:font-size="12pt" fo:letter-spacing="normal" fo:font-weight="normal" officeooo:rsid="00709a44" officeooo:paragraph-rsid="007669f9" style:font-weight-asian="normal" style:font-weight-complex="normal"/>
    </style:style>
    <style:style style:name="P29" style:family="paragraph" style:parent-style-name="Standard" style:list-style-name="L2">
      <style:text-properties style:font-name="Times" fo:font-size="12pt" fo:letter-spacing="normal" fo:font-weight="normal" officeooo:rsid="007293a4" officeooo:paragraph-rsid="007669f9" style:font-weight-asian="normal" style:font-weight-complex="normal"/>
    </style:style>
    <style:style style:name="P30" style:family="paragraph" style:parent-style-name="Standard" style:list-style-name="L2">
      <style:text-properties style:font-name="Times" fo:font-size="12pt" fo:letter-spacing="normal" fo:font-weight="normal" officeooo:rsid="0077b1f1" officeooo:paragraph-rsid="0077b1f1" style:font-weight-asian="normal" style:font-weight-complex="normal"/>
    </style:style>
    <style:style style:name="P31" style:family="paragraph" style:parent-style-name="Standard" style:list-style-name="L3">
      <style:text-properties style:font-name="Times" fo:font-size="12pt" fo:letter-spacing="normal" fo:font-weight="normal" officeooo:rsid="006a519e" officeooo:paragraph-rsid="006a519e" style:font-weight-asian="normal" style:font-weight-complex="normal"/>
    </style:style>
    <style:style style:name="P32" style:family="paragraph" style:parent-style-name="Standard" style:list-style-name="L4">
      <style:text-properties style:font-name="Times" fo:font-size="12pt" fo:letter-spacing="normal" fo:font-weight="normal" officeooo:rsid="0077be9b" officeooo:paragraph-rsid="0077be9b" style:font-weight-asian="normal" style:font-weight-complex="normal"/>
    </style:style>
    <style:style style:name="T1" style:family="text">
      <style:text-properties officeooo:rsid="0037549a"/>
    </style:style>
    <style:style style:name="T2" style:family="text">
      <style:text-properties officeooo:rsid="0068ecb8"/>
    </style:style>
    <style:style style:name="T3" style:family="text">
      <style:text-properties officeooo:rsid="006a3230"/>
    </style:style>
    <style:style style:name="T4" style:family="text">
      <style:text-properties fo:font-weight="bold"/>
    </style:style>
    <style:style style:name="T5" style:family="text">
      <style:text-properties fo:font-weight="bold" officeooo:rsid="002135e5"/>
    </style:style>
    <style:style style:name="T6" style:family="text">
      <style:text-properties officeooo:rsid="006a519e"/>
    </style:style>
    <style:style style:name="T7" style:family="text">
      <style:text-properties officeooo:rsid="006db947"/>
    </style:style>
    <style:style style:name="T8" style:family="text">
      <style:text-properties officeooo:rsid="00709a44"/>
    </style:style>
    <style:style style:name="T9" style:family="text">
      <style:text-properties officeooo:rsid="007293a4"/>
    </style:style>
    <style:style style:name="T10" style:family="text">
      <style:text-properties officeooo:rsid="0072a040"/>
    </style:style>
    <style:style style:name="T11" style:family="text">
      <style:text-properties officeooo:rsid="007669f9"/>
    </style:style>
    <style:style style:name="T12" style:family="text">
      <style:text-properties officeooo:rsid="007765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ZOP: FAULT TREE <text:span text:style-name="T2">VIEWPORT</text:span> SPEC: <text:span text:style-name="T3">ACTION ITEMS</text:span></text:p>
      <text:p text:style-name="P1"/>
      <text:p text:style-name="P3">Level: <text:span text:style-name="T2">3</text:span></text:p>
      <text:p text:style-name="P1">Revision: 0.1</text:p>
      <text:p text:style-name="P1">Date: <text:span text:style-name="T2">12 Nov 2018</text:span></text:p>
      <text:p text:style-name="P1"/>
      <text:p text:style-name="P1">Peter Clarke</text:p>
      <text:p text:style-name="P1"/>
      <text:p text:style-name="P19">OVERVIEW</text:p>
      <text:p text:style-name="P13">This document describes one of the Viewports provided in the Fault Tree PHA model: the <text:span text:style-name="T3">Action items</text:span> Viewport. It shows the complete <text:span text:style-name="T3">list of action items or parking lot items in the fault tree</text:span> in a display panel.</text:p>
      <text:p text:style-name="P13"/>
      <text:p text:style-name="P14">This Viewport should be standardised, where practicable, to match action items lists from other PHA models (e.g. HAZOP).</text:p>
      <text:p text:style-name="P1"/>
      <text:p text:style-name="P1"/>
      <text:p text:style-name="P20">DETAILS OF VIEWPORT APPEARANCE AND BEHAVIOUR</text:p>
      <text:p text:style-name="P1"/>
      <text:p text:style-name="P11">Standard zoom and pan controls are available; see Control Frame spec for details.</text:p>
      <text:p text:style-name="P12">Multiple instances of this Viewport are allowed.</text:p>
      <text:p text:style-name="P6"/>
      <text:p text:style-name="P1"><text:span text:style-name="T4">Display </text:span><text:span text:style-name="T5">overview</text:span></text:p>
      <text:p text:style-name="P4">The overall display area is divided into 2 stacked areas: header and <text:span text:style-name="T3">action items list</text:span>.</text:p>
      <text:p text:style-name="P16">The name of action items <text:span text:style-name="T8">and parking lot items</text:span> can be changed as a global project setting (e.g. changed to “Recommendations”). The appropriate name should be reflected in the display. <text:span text:style-name="T10">Horizontal and vertical scrollbars may be required.</text:span></text:p>
      <text:p text:style-name="P16"/>
      <text:p text:style-name="P17">The Viewport will show either action items, or parking lot items. The user can invoke separate instances of this Viewport to view both kinds of associated text. It's not possible to change to the other kind within a given Viewport instance.</text:p>
      <text:p text:style-name="P4"/>
      <text:p text:style-name="P2"><text:span text:style-name="T1">H</text:span>eader area</text:p>
      <text:p text:style-name="P5">The header area contains overview information, including:</text:p>
      <text:list xml:id="list2165574879" text:style-name="L1">
        <text:list-item>
          <text:p text:style-name="P21">Heading: “Action items” <text:span text:style-name="T11">or “P</text:span>arking lot items” (adjusted according to the open to show either or both, see below)</text:p>
        </text:list-item>
        <text:list-item>
          <text:p text:style-name="P22">Zoom tool</text:p>
          <text:p text:style-name="P23"/>
        </text:list-item>
      </text:list>
      <text:p text:style-name="P10"><text:span text:style-name="T11">Below this are o</text:span>ptions relating to the whole grid:</text:p>
      <text:list xml:id="list3851720604" text:style-name="L2">
        <text:list-item>
          <text:p text:style-name="P24"><text:span text:style-name="T8">Text f</text:span>ilter</text:p>
        </text:list-item>
        <text:list-item>
          <text:p text:style-name="P27">Filter to show only action items in the a specific FT, in all FTs in the project (if &gt;1 exist), or in the whole project. [future]</text:p>
        </text:list-item>
        <text:list-item>
          <text:p text:style-name="P28">Tasks <text:span text:style-name="T11">choice + “Go” button</text:span>. <text:span text:style-name="T11">The choice contains</text:span> the following actions:</text:p>
          <text:list>
            <text:list-item>
              <text:p text:style-name="P28">Delete all unused actions (i.e. any action items that are not attached to any objects in the project). Undoable. This menu item is shown only if any such unused actions exist. <text:span text:style-name="T11">[future]</text:span></text:p>
            </text:list-item>
            <text:list-item>
              <text:p text:style-name="P28">Convert parking lot items to action items. Affects only displayed parking lot items, taking search and filter into account. Undoable. This menu item is shown only if there are any parking lot items on display. <text:span text:style-name="T11">[future]</text:span></text:p>
            </text:list-item>
            <text:list-item>
              <text:p text:style-name="P29">Export. Does the same as the PHA model “export action items list” command, see separate specification.</text:p>
            </text:list-item>
            <text:list-item>
              <text:p text:style-name="P30">Add to current scope. Adds selected associated text(s) to the active PHA element, then displays the Viewport containing the active PHA element (if not already visible in a display device).</text:p>
            </text:list-item>
          </text:list>
        </text:list-item>
      </text:list>
      <text:p text:style-name="P8"/>
      <text:p text:style-name="P15"><text:span text:style-name="T1">The header area should</text:span> be always visible. It should zoom, <text:span text:style-name="T6">but should not</text:span> pan along with the <text:span text:style-name="T6">action items list</text:span> area.</text:p>
      <text:p text:style-name="P1"><text:soft-page-break/></text:p>
      <text:p text:style-name="P2"><text:span text:style-name="T6">Action items list</text:span> area</text:p>
      <text:p text:style-name="P7">All action items in the FT are listed in a grid.</text:p>
      <text:p text:style-name="P7"/>
      <text:p text:style-name="P7">Grid properties:</text:p>
      <text:list xml:id="list429165218" text:style-name="L3">
        <text:list-item>
          <text:p text:style-name="P31">Column size and order is stored in the Viewport object, and should be restored when the Viewport is reopened after closing.</text:p>
        </text:list-item>
        <text:list-item>
          <text:p text:style-name="P31">Columns can be resized <text:span text:style-name="T12">[future]</text:span></text:p>
        </text:list-item>
        <text:list-item>
          <text:p text:style-name="P31">Columns can be reordered <text:span text:style-name="T12">[future]</text:span></text:p>
        </text:list-item>
        <text:list-item>
          <text:p text:style-name="P25">Rows can be resized. Row height should be stored as an attrib of the action item object. <text:span text:style-name="T12">[future]</text:span></text:p>
        </text:list-item>
        <text:list-item>
          <text:p text:style-name="P25">Rows can be reordered. Reordering rows results in reordering (hence, renumbering) of the action items. <text:span text:style-name="T12">[future]</text:span></text:p>
        </text:list-item>
      </text:list>
      <text:p text:style-name="P9"/>
      <text:p text:style-name="P9">Columns displayed:</text:p>
      <text:list xml:id="list1662605508" text:style-name="L4">
        <text:list-item>
          <text:p text:style-name="P26">Action item number. <text:span text:style-name="T9">If the action item is used in different contexts within the project (e.g. in HAZOP and in FT), the numbering is taken from whichever context is marked as the 'primary context' (which is an attribute of the action item instance).</text:span></text:p>
        </text:list-item>
        <text:list-item>
          <text:p text:style-name="P26">Text</text:p>
        </text:list-item>
        <text:list-item>
          <text:p text:style-name="P26">Responsibility</text:p>
        </text:list-item>
        <text:list-item>
          <text:p text:style-name="P26">Target completion date</text:p>
        </text:list-item>
        <text:list-item>
          <text:p text:style-name="P32">Status (open, closed etc)</text:p>
        </text:list-item>
        <text:list-item>
          <text:p text:style-name="P26">Places used (hyperlinks to all places in the entire project where this action item is used. <text:span text:style-name="T7">When short left clicked, the display device changes to show a Viewport (e.g. full tree for FT) showing the item hosting the action item, with action items visible. If such a Viewport is already existing and not currently displayed, it is displayed. Otherwise, a new Viewport is created for this purpose. On long left click, a “preview display” is shown – same as short left click, but not editable, and reverts to the action item list when the mouse button is released</text:span>)</text:p>
        </text:list-item>
        <text:list-item>
          <text:p text:style-name="P26">Whether it's an action item or parking lot item</text:p>
        </text:list-item>
        <text:list-item>
          <text:p text:style-name="P26">'Tasks' button (spanner symbol?); when left clicked, it brings up a context menu offering the following commands:</text:p>
          <text:list>
            <text:list-item>
              <text:p text:style-name="P26">Delete action item (undoable)</text:p>
            </text:list-item>
            <text:list-item>
              <text:p text:style-name="P26">Duplicate (adds a copy of the action item immediately below the current item, without linking) <text:span text:style-name="T7">(undoable)</text:span></text:p>
            </text:list-item>
            <text:list-item>
              <text:p text:style-name="P26">Duplicate and link <text:span text:style-name="T7">(undoab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6-27T10:56:46.734044088</dc:date>
    <meta:editing-duration>P6DT14H24M46S</meta:editing-duration>
    <meta:editing-cycles>79</meta:editing-cycles>
    <meta:document-statistic meta:table-count="0" meta:image-count="0" meta:object-count="0" meta:page-count="2" meta:paragraph-count="49" meta:word-count="717" meta:character-count="4164" meta:non-whitespace-character-count="3520"/>
  </office:meta>
</office:document-meta>
</file>